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co1" style:family="table-column">
      <style:table-column-properties style:column-width="12.446cm" style:use-optimal-column-width="false"/>
    </style:style>
    <style:style style:name="ro1" style:family="table-row">
      <style:table-row-properties style:row-height="3.808cm"/>
    </style:style>
    <style:style style:name="ro2" style:family="table-row">
      <style:table-row-properties style:row-height="3.811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– Tutorial<text:tab/></text:p>
          </draw:text-box>
        </draw:frame>
        <draw:frame presentation:style-name="pr2" draw:layer="layout" svg:width="25.199cm" svg:height="5.809cm" svg:x="1.4cm" svg:y="4.914cm" presentation:class="outline">
          <draw:text-box>
            <text:p>INTRODUCTION</text:p>
            <text:p/>
            <text:list text:style-name="L2">
              <text:list-item>
                <text:p>Git is a widely used source code management system for software development.</text:p>
              </text:list-item>
            </text:list>
            <text:p/>
            <text:p/>
            <text:p/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Git was initially designed and developed in 2005 by Linux kernel developers for Linux kernel development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it differs from other repositories<text:tab/>like TFS, SVN<text:tab/><text:tab/></text:p>
          </draw:text-box>
        </draw:frame>
        <draw:frame draw:style-name="gr2" draw:text-style-name="P2" draw:layer="layout" svg:width="23.876cm" svg:height="2.384cm" svg:x="2.032cm" svg:y="5.588cm">
          <draw:text-box>
            <text:p/>
            <text:p/>
            <text:p/>
          </draw:text-box>
        </draw:frame>
        <draw:frame draw:style-name="standard" draw:layer="layout" svg:width="24.891cm" svg:height="15.24cm" svg:x="2.032cm" svg:y="5.08cm">
          <table:table table:template-name="lightblu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GIT</text:p>
              </table:table-cell>
              <table:table-cell>
                <text:p>Other repositories(like TFS, SVN etc)</text:p>
              </table:table-cell>
            </table:table-row>
            <table:table-row table:style-name="ro2" table:default-cell-style-name="ce1">
              <table:table-cell>
                <text:p>Distributed version control system</text:p>
              </table:table-cell>
              <table:table-cell>
                <text:p>Centralized version control system.</text:p>
                <text:p/>
                <text:p/>
                <text:p/>
              </table:table-cell>
            </table:table-row>
            <table:table-row table:style-name="ro2" table:default-cell-style-name="ce1">
              <table:table-cell>
                <text:p>Commit will be done at the local repository without affecting the build.</text:p>
              </table:table-cell>
              <table:table-cell>
                <text:p>Every change will be communicated to the server.</text:p>
              </table:table-cell>
            </table:table-row>
            <table:table-row table:style-name="ro2" table:default-cell-style-name="ce1">
              <table:table-cell>
                <text:p>Pushes the entire snapshot to the server from the local repository.</text:p>
              </table:table-cell>
              <table:table-cell>
                <text:p>File by file commit to the server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/Cloning a repository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ing/cloning a repository and pushing the first commit has already been covered by Srikanth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git works<text:tab/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Git maintains a local repository.</text:p>
              </text:list-item>
              <text:list-item>
                <text:p text:style-name="P3">The files can be queued for staging to the local repository using the following command</text:p>
                <text:p text:style-name="P3"><text:s/>git add &lt;&lt;file1&gt;&gt; &lt;&lt;file2&gt;&gt; etc.</text:p>
                <text:p text:style-name="P3"><text:s text:c="4"/><text:tab/><text:tab/><text:tab/>or</text:p>
                <text:p text:style-name="P3"><text:s/>git add . </text:p>
                <text:p text:style-name="P3"><text:s/>The second one will queue all the files in the working folder for staging.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ed<text:line-break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Once queued the files will be staged using the command </text:p>
                <text:p text:style-name="P3">git commit -a </text:p>
                <text:p text:style-name="P3"><text:s/>or </text:p>
                <text:p text:style-name="P3">git commit -am “My commits”</text:p>
                <text:p text:style-name="P3"/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From the local repository the changes can be published to the server using the “push” command.</text:p>
                <text:p text:style-name="P3"><text:s text:c="2"/>Git push -u origin &lt;&lt;branch&gt;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ew the Queued files for staging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view the files queued using the git add command by </text:p>
                <text:p><text:s text:c="2"/>git status</text:p>
                <text:p>This command will show all the files which have be tracked, untracked and staged or unstag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ew the Staged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ce the files are staged using the git commit </text:p>
                <text:p>command, the commit log can be viewed by the following command</text:p>
                <text:p><text:s/>git log - -oneline</text:p>
                <text:p><text:s/>The above command will output the commit log <text:s/>with the “hashed id” along with the commit mess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ting the commit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certain scenarios you might want to undo the commit, thereby you want to reset your local repository to the previous commits(this might be from the server as well).</text:p>
                <text:p/>
                <text:p><text:span text:style-name="T1"><text:s text:c="2"/></text:span><text:span text:style-name="T1">git reset HEAD~1</text:span></text:p>
                <text:p><text:span text:style-name="T2"/></text:p>
                <text:p><text:span text:style-name="T2"><text:s/></text:span><text:span text:style-name="T2">The above command will revert the local repository by the latest commit. <text:s/>In case you want to revert the local repository by 2 commits, then</text:span></text:p>
                <text:p><text:span text:style-name="T2"/></text:p>
                <text:p><text:span text:style-name="T1"><text:s text:c="2"/></text:span><text:span text:style-name="T1">git reset HEAD~2</text:span></text:p>
                <text:p><text:span text:style-name="T2"/></text:p>
              </text:list-item>
              <text:list-item>
                <text:p><text:span text:style-name="T2">By executing the above commands the files will be removed from the staging area and you can modify further and you can use the </text:span><text:span text:style-name="T1">git add</text:span><text:span text:style-name="T2"> command followed by </text:span><text:span text:style-name="T1">git commit, </text:span><text:span text:style-name="T2">to stage again to your local repository. </text:span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k your chang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 is always a better practice to get the files from the server at the start of the day. <text:s/>Sometimes, you might forget and start making your changes. <text:s/>And you get the latest files from the repository by typing “git pull”. <text:s/></text:p>
                <text:p>This will fail stating you have modified version and either do the commit or stash.</text:p>
                <text:p>In that case either you can do the git add followed by commit, or else you can stash your changes.</text:p>
                <text:p><text:s text:c="2"/>Git stash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ce parked using the git stash, you can pull the latest version from the server using </text:p>
                <text:p>the command <text:span text:style-name="T1">git pull</text:span></text:p>
              </text:list-item>
              <text:list-item>
                <text:p><text:span text:style-name="T2">Then you can apply the changes back to your current working tree using the following command </text:span></text:p>
                <text:p><text:span text:style-name="T2"><text:s text:c="2"/></text:span><text:span text:style-name="T1">git stash pop</text:span></text:p>
                <text:p><text:span text:style-name="T2">The above command will apply the changes and will also remove the stash from the list.</text:span></text:p>
                <text:p><text:span text:style-name="T2"/></text:p>
                <text:p><text:span text:style-name="T2">[Note:- Sometimes, the files will be merged automatically, there <text:s/>might be scenarios you might have to do the merge manually]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track the folder/fil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e might be scenarios you do not want certain files to be published in the git, </text:p>
                <text:p>for ex. Executables, the bin folder, folders like (node_modules) etc. <text:s/></text:p>
                <text:p>You can do this by adding a <text:span text:style-name="T1">.gitignore</text:span> file to the root of your git repository.</text:p>
              </text:list-item>
              <text:list-item>
                <text:p>In the .gitignore file, add the name of the folders , files etc. <text:s/></text:p>
                <text:p>The contents of the .gitignore will look like </text:p>
                <text:p><text:s/>webapp/node_modules</text:p>
                <text:p><text:s/>webapp/bin</text:p>
                <text:p/>
                <text:p>This will make sure the file doesn't get add to the local repository even when using the <text:span text:style-name="T1">git add </text:span><text:span text:style-name="T2">command.</text:span></text:p>
                <text:p><text:span text:style-name="T1"/></text:p>
              </text:list-item>
              <text:list-item>
                <text:p><text:span text:style-name="T2">The file .gitignore will be added to the local repository and will get published to the remote repository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ics not covered<text:tab/>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ing and switching branches.</text:p>
              </text:list-item>
              <text:list-item>
                <text:p>Renaming a branch</text:p>
              </text:list-item>
              <text:list-item>
                <text:p>Removing the branch locally and remote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ferences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atlassian.com/git/tutorials/" xlink:type="simple">https://www.atlassian.com/git/tutorial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ilable git repositories online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.com</text:p>
              </text:list-item>
              <text:list-item>
                <text:p>Bitbucket.or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stions ?</text:p>
              </text:list-item>
              <text:list-item>
                <text:p>Com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anks to everyone for allocating your time for this presentation. <text:s/></text:p>
              </text:list-item>
              <text:list-item>
                <text:p>Have fun by start using the g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8:43:12.954550842</meta:creation-date>
    <meta:editing-duration>PT1H29M12S</meta:editing-duration>
    <meta:editing-cycles>29</meta:editing-cycles>
    <meta:generator>LibreOffice/5.0.5.2$Linux_X86_64 LibreOffice_project/00m0$Build-2</meta:generator>
    <dc:date>2016-04-09T20:14:13.494563345</dc:date>
    <meta:document-statistic meta:object-count="90"/>
  </office:meta>
</office:document-meta>
</file>